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2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4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5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6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7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8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9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10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1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2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14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5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6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7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18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P19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20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21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22" style:parent-style-name="ListParagraph" style:list-style-name="LFO3" style:family="paragraph">
      <style:paragraph-properties fo:line-height="100%"/>
    </style:style>
    <style:style style:name="T23" style:parent-style-name="DefaultParagraphFont" style:family="text">
      <style:text-properties style:font-name="Calibri" style:font-name-asian="Calibri" style:font-name-complex="Calibri" fo:font-size="9.5pt" style:font-size-asian="9.5pt" style:font-size-complex="9.5pt"/>
    </style:style>
    <style:style style:name="T24" style:parent-style-name="DefaultParagraphFont" style:family="text">
      <style:text-properties style:font-name="Calibri" style:font-name-asian="Calibri" style:font-name-complex="Calibri" fo:font-size="9.5pt" style:font-size-asian="9.5pt" style:font-size-complex="9.5pt"/>
    </style:style>
    <style:style style:name="P25" style:parent-style-name="Normal" style:family="paragraph">
      <style:paragraph-properties fo:line-height="100%"/>
    </style:style>
    <style:style style:name="T2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9.5pt" style:font-size-asian="9.5pt" style:font-size-complex="9.5pt"/>
    </style:style>
    <style:style style:name="T27" style:parent-style-name="DefaultParagraphFont" style:family="text">
      <style:text-properties style:font-name="Calibri" style:font-name-asian="Calibri" style:font-name-complex="Calibri" fo:font-size="9.5pt" style:font-size-asian="9.5pt" style:font-size-complex="9.5pt"/>
    </style:style>
    <style:style style:name="P28" style:parent-style-name="ListParagraph" style:list-style-name="LFO7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29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30" style:parent-style-name="ListParagraph" style:list-style-name="LFO1" style:family="paragraph">
      <style:paragraph-properties fo:line-height="100%"/>
      <style:text-properties style:font-name="Calibri" style:font-name-asian="Calibri" style:font-name-complex="Calibri"/>
    </style:style>
    <style:style style:name="P31" style:parent-style-name="ListParagraph" style:list-style-name="LFO2" style:family="paragraph">
      <style:paragraph-properties fo:line-height="100%"/>
      <style:text-properties style:font-name="Calibri" style:font-name-asian="Calibri" style:font-name-complex="Calibri"/>
    </style:style>
    <style:style style:name="P32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P33" style:parent-style-name="Normal" style:family="paragraph">
      <style:paragraph-properties fo:line-height="100%"/>
      <style:text-properties style:font-name="Calibri" style:font-name-asian="Calibri" style:font-name-complex="Calibri" fo:font-weight="bold" style:font-weight-asian="bold" style:font-weight-complex="bold"/>
    </style:style>
    <style:style style:name="P34" style:parent-style-name="Normal" style:family="paragraph">
      <style:paragraph-properties fo:line-height="100%"/>
      <style:text-properties style:font-name="Calibri" style:font-name-asian="Calibri" style:font-name-complex="Calibri"/>
    </style:style>
    <style:style style:name="P35" style:parent-style-name="ListParagraph" style:family="paragraph">
      <style:paragraph-properties fo:line-height="100%"/>
      <style:text-properties style:font-name="Calibri" style:font-name-asian="Calibri" style:font-name-complex="Calibri"/>
    </style:style>
    <style:style style:name="P36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37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  <style:style style:name="P38" style:parent-style-name="Normal" style:family="paragraph">
      <style:paragraph-properties fo:line-height="100%"/>
      <style:text-properties style:font-name="Calibri" style:font-name-asian="Calibri" style:font-name-complex="Calibri" fo:font-size="9.5pt" style:font-size-asian="9.5pt" style:font-size-complex="9.5pt"/>
    </style:style>
  </office:automatic-styles>
  <office:body>
    <office:text text:use-soft-page-breaks="true">
      <text:p text:style-name="P1">Name:<text:s/></text:p>
      <text:p text:style-name="P2">Aleesha Javed<text:s/></text:p>
      <text:p text:style-name="P3">Contact Information:</text:p>
      <text:p text:style-name="P4">Email:<text:s/>i235055@isb.nu.edu.pk</text:p>
      <text:p text:style-name="P5">Phone:<text:s/>0319 0135550</text:p>
      <text:p text:style-name="P6">Address:<text:s/>House # 129F, Block F, EME, Lahore, Pakistan</text:p>
      <text:p text:style-name="P7">Career Objective / Profile:</text:p>
      <text:p text:style-name="P8">Motivated and detail-oriented Dats Science student seeking opportunities to apply technical and analytical skills in real-world projects. Passionate about problem-solving and eager to contribute to innovative solutions in dynamic environments.</text:p>
      <text:p text:style-name="P9">Education:</text:p>
      <text:p text:style-name="P10">Bachelor of Science in<text:s/>Data Science, National University of Computer and Emerging Sciences (FAST-NUCES), Islamabad, 2027</text:p>
      <text:p text:style-name="P11">Relevant Courses:<text:s/>Object-Oriented Programming, Data Structures, Database Systems</text:p>
      <text:p text:style-name="P12">GPA:<text:s/>2.5/4</text:p>
      <text:p text:style-name="P13">Skills:</text:p>
      <text:p text:style-name="P14">▪ Programming Languages: Python, Java, C++,<text:s/>HTML, CSS, JavaScript, React</text:p>
      <text:p text:style-name="P15">▪ Data Analysis and Visualization</text:p>
      <text:p text:style-name="P16">▪ Team Collaboration &amp; Communication</text:p>
      <text:p text:style-name="P17">▪ Languages: English, Urdu<text:s/></text:p>
      <text:p text:style-name="P18">Experience/Internships:</text:p>
      <text:p text:style-name="P19">Intern – Data<text:s/>Analyst<text:s/></text:p>
      <text:p text:style-name="P20">MeteSys<text:s/>, Islamabad</text:p>
      <text:p text:style-name="P21">June 2025 – August 2025</text:p>
      <text:list text:style-name="LFO3" text:continue-numbering="true">
        <text:list-item>
          <text:p text:style-name="P22"><text:span text:style-name="T23">research about the<text:s/></text:span><text:span text:style-name="T24">growing agentic AI tools for Data Analysis in the market<text:s/></text:span></text:p>
        </text:list-item>
      </text:list>
      <text:p text:style-name="P25"><text:span text:style-name="T26">Projects / Research</text:span><text:span text:style-name="T27"><text:s/></text:span></text:p>
      <text:list text:style-name="LFO7" text:continue-numbering="true">
        <text:list-item>
          <text:p text:style-name="P28">Open-source agentic AI data analysis platform for fintech (ongoing)<text:s/></text:p>
        </text:list-item>
      </text:list>
      <text:p text:style-name="P29">Achievements / Extracurricular Activities:</text:p>
      <text:list text:style-name="LFO1" text:continue-numbering="true">
        <text:list-item>
          <text:p text:style-name="P30">Reading</text:p>
        </text:list-item>
      </text:list>
      <text:list text:style-name="LFO2" text:continue-numbering="true">
        <text:list-item>
          <text:p text:style-name="P31">Worked as a content writer<text:s/></text:p>
        </text:list-item>
      </text:list>
      <text:p text:style-name="P32"/>
      <text:p text:style-name="P33">References:<text:s/></text:p>
      <text:p text:style-name="P34">Available upon request</text:p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ptos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Aptos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ptos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Apto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Apto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Apto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Apto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Apto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esha B</meta:initial-creator>
    <dc:creator>Aleesha B</dc:creator>
    <meta:creation-date>2025-10-09T15:50:00Z</meta:creation-date>
    <dc:date>2025-10-09T15:50:00Z</dc:date>
    <meta:template xlink:href="Normal.dotm" xlink:type="simple"/>
    <meta:editing-cycles>1</meta:editing-cycles>
    <meta:editing-duration>PT0S</meta:editing-duration>
    <meta:document-statistic meta:page-count="1" meta:paragraph-count="2" meta:word-count="179" meta:character-count="1198" meta:row-count="8" meta:non-whitespace-character-count="1021"/>
  </office:meta>
</office:document-meta>
</file>